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fo:font-size="22pt" style:font-size-asian="22pt" style:font-size-complex="22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rmination Analysis for Muzicast</text:h>
      <text:h text:style-name="Heading_20_2" text:outline-level="2">Team 3</text:h>
      <text:h text:style-name="Heading_20_2" text:outline-level="2">10<text:span text:style-name="T1">th</text:span> April, 201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Project Experiences</text:h>
      <text:p text:style-name="Text_20_body">Developing Muzicast was an extremely educational experience for the entire team. The application of the concepts learnt during the last two years to create something which is useful and also related to something we all do everyday (listen to music) was a challenging but satisfying task. Many of the group members got a first taste of how software development in the industry differs from that in college, which we believe will help us immensely in the future. The need to fit what is usually a day job, around other academic and extra-curricular activities enforced strong deadlines and needed good time management.</text:p>
      <text:p text:style-name="Text_20_body">Ultimately, we chose a project that was interesting, and that kept the team motivated throughout the 3 months. In addition we were fortunate to set realistic feature requests from the beginning itself, so that we managed to adhere to our planned schedule, even if not so comfortably.</text:p>
      <text:h text:style-name="Heading_20_1" text:outline-level="1">Lessons Learnt</text:h>
      <text:p text:style-name="Text_20_body">The most important thing of the SEN course was the requirement to learn everything on their own rather than to follow the course. As a group we learnt a lot of disparate technologies to complete the project. </text:p>
      <text:p text:style-name="Text_20_body">In addition, the coming together of people with seperate skill levels presented a significant challenge to work organization. It was important to give everyone the right level of challenge, and then increase it gradually.</text:p>
      <text:p text:style-name="Text_20_body">We also learnt that in industry, the choice of technology is affected not only by cutting edge improvements, but it also has to work everywhere and not be an hassle for the user. In the end it does not make much sense to the user if he is running a 'non-blocking highly concurrent' server or a normal server, but ease of use and installation makes a huge difference. For example, we had initially planned to use gevent for getting more performance out of the streaming server. But gevent required compilation on all platforms, which a click based installer could not achieve. We also learnt the importance of using a platform with strong 3<text:span text:style-name="T1">rd</text:span> party utility libraries.</text:p>
      <text:p text:style-name="Text_20_body">Continous integration proved to be very useful even though it was done manually. From the very beginning we designed the program in a very interface centric manner, since some group members knew that user interactions have a profound impact on the design of the system. This paid off because it meant that we had to connect various components from the very beginning. If the user changed the shared music, it had to reflect on the web interface, which meant that the interface had to tell the collection and get results back. So we could not delay integration, and that led to a more robust system, because their were no surprises.</text:p>
      <text:p text:style-name="Text_20_body">The use of a version control system was new to many group members, but we learnt that it made a difference in how we coded, since we could very easily try out a few different approaches, and recover any version of the code.</text:p>
      <text:p text:style-name="Text_20_body">Another thing we learnt was that a developer can never truly test the software for ease of use, since he has all kinds of preconcieved notions about its workings. We made the mistake of not asking people of other groups to use our interface earlier. That has led to a unintuitive playlist activation model.</text:p>
      <text:p text:style-name="Text_20_body"/>
      <text:h text:style-name="Heading_20_1" text:outline-level="1">Vision</text:h>
      <text:p text:style-name="Text_20_body">Muzicast is a software we believe can be very useful to listen to new music, or to enjoy music in <text:soft-page-break/>networks. At present it has a robust implementation of the basic concepts like streaming and playlists. What would immensely help it, is the capability to share music and playlists from user to user rather than just server owner to user. There remain certain small design mistakes that it was too late to fix. These do not cause bugs, but restrict the capability to extend the software further, such as having multiple copies of the same track, better meta-data editing, and keeping the database leaner.</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0T05:19:11</meta:creation-date>
    <dc:date>2011-04-10T11:15:41</dc:date>
    <meta:editing-duration>PT55M30S</meta:editing-duration>
    <meta:editing-cycles>4</meta:editing-cycles>
    <meta:generator>LibreOffice/3.3$Linux LibreOffice_project/330m19$Build-202</meta:generator>
    <meta:document-statistic meta:table-count="0" meta:image-count="0" meta:object-count="0" meta:page-count="3" meta:paragraph-count="15" meta:word-count="660" meta:character-count="3849"/>
  </office:meta>
</office:document-meta>
</file>